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3000001FA53492BA3D302210C.png" manifest:media-type="image/png"/>
  <manifest:file-entry manifest:full-path="Pictures/10000000000002710000038C6EC6FCE4DFF58A61.png" manifest:media-type="image/png"/>
  <manifest:file-entry manifest:full-path="Pictures/100000000000020D000003A3F172B7CCD1865DD7.png" manifest:media-type="image/png"/>
  <manifest:file-entry manifest:full-path="Pictures/10000000000003F000000356983FF2693616A44B.png" manifest:media-type="image/png"/>
  <manifest:file-entry manifest:full-path="Pictures/10000000000004E4000001BD8897A32D8038CEAA.png" manifest:media-type="image/png"/>
  <manifest:file-entry manifest:full-path="Pictures/1000000000000393000003593637EAB433BFE0F7.png" manifest:media-type="image/png"/>
  <manifest:file-entry manifest:full-path="Pictures/10000000000003D6000003B281DB6363971F5162.png" manifest:media-type="image/png"/>
  <manifest:file-entry manifest:full-path="Pictures/10000000000003B5000003AEE5891E1E034A3C2C.png" manifest:media-type="image/png"/>
  <manifest:file-entry manifest:full-path="Pictures/1000000000000167000002B5101B5ACDAD82D777.png" manifest:media-type="image/png"/>
  <manifest:file-entry manifest:full-path="Pictures/10000000000005D3000003975D7EBEC80FDFE0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9.742cm" draw:z-index="0"><draw:image xlink:href="Pictures/1000000000000373000001FA53492BA3D302210C.png" xlink:type="simple" xlink:show="embed" xlink:actuate="onLoad"/></draw:frame><draw:frame draw:style-name="fr2" draw:name="Figura2" text:anchor-type="paragraph" svg:width="16.536cm" svg:height="24.024cm" draw:z-index="1"><draw:image xlink:href="Pictures/10000000000002710000038C6EC6FCE4DFF58A61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2" draw:name="Figura3" text:anchor-type="paragraph" svg:width="13.891cm" svg:height="24.633cm" draw:z-index="2"><draw:image xlink:href="Pictures/100000000000020D000003A3F172B7CCD1865DD7.png" xlink:type="simple" xlink:show="embed" xlink:actuate="onLoad"/></draw:frame></text:p>
      <text:p text:style-name="Standard"><draw:frame draw:style-name="fr1" draw:name="Figura4" text:anchor-type="paragraph" svg:width="17cm" svg:height="16.376cm" draw:z-index="3"><draw:image xlink:href="Pictures/10000000000003D6000003B281DB6363971F516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Figura5" text:anchor-type="paragraph" svg:width="17cm" svg:height="16.873cm" draw:z-index="4"><draw:image xlink:href="Pictures/10000000000003B5000003AEE5891E1E034A3C2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6" text:anchor-type="paragraph" svg:x="4.546cm" svg:y="-0.654cm" svg:width="9.499cm" svg:height="18.336cm" draw:z-index="5"><draw:image xlink:href="Pictures/1000000000000167000002B5101B5ACDAD82D77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7" text:anchor-type="paragraph" svg:x="0.079cm" svg:y="0.15cm" svg:width="17cm" svg:height="15.923cm" draw:z-index="6"><draw:image xlink:href="Pictures/1000000000000393000003593637EAB433BFE0F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8" text:anchor-type="paragraph" svg:width="17cm" svg:height="14.402cm" draw:z-index="7"><draw:image xlink:href="Pictures/10000000000003F000000356983FF2693616A4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9" text:anchor-type="paragraph" svg:width="17cm" svg:height="6.041cm" draw:z-index="8"><draw:image xlink:href="Pictures/10000000000004E4000001BD8897A32D8038CEAA.png" xlink:type="simple" xlink:show="embed" xlink:actuate="onLoad"/></draw:frame><text:soft-page-break/></text:p>
      <text:p text:style-name="Standard"/>
      <text:p text:style-name="Standard"><draw:frame draw:style-name="fr1" draw:name="Figura10" text:anchor-type="paragraph" svg:width="17cm" svg:height="10.478cm" draw:z-index="9"><draw:image xlink:href="Pictures/10000000000005D3000003975D7EBEC80FDFE0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5:24:07.685000000</meta:creation-date>
    <dc:date>2018-12-06T15:49:50.170000000</dc:date>
    <meta:editing-duration>PT5M11S</meta:editing-duration>
    <meta:editing-cycles>1</meta:editing-cycles>
    <meta:document-statistic meta:table-count="0" meta:image-count="10" meta:object-count="0" meta:page-count="8" meta:paragraph-count="0" meta:word-count="0" meta:character-count="0" meta:non-whitespace-character-count="0"/>
    <meta:generator>LibreOffice/5.3.1.2$Windows_x86 LibreOffice_project/e80a0e0fd1875e1696614d24c32df0f95f03deb2</meta:generator>
  </office:meta>
</office:document-meta>
</file>